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officeooo:rsid="000fb87d" officeooo:paragraph-rsid="000fb87d"/>
    </style:style>
    <style:style style:name="P2" style:family="paragraph" style:parent-style-name="Text_20_body">
      <style:text-properties officeooo:rsid="001468c8" officeooo:paragraph-rsid="001468c8"/>
    </style:style>
    <style:style style:name="P3" style:family="paragraph" style:parent-style-name="Text_20_body">
      <style:text-properties officeooo:rsid="00154c14" officeooo:paragraph-rsid="00154c14"/>
    </style:style>
    <style:style style:name="P4" style:family="paragraph" style:parent-style-name="Text_20_body">
      <style:text-properties officeooo:rsid="00154c14" officeooo:paragraph-rsid="00158c80"/>
    </style:style>
    <style:style style:name="P5" style:family="paragraph" style:parent-style-name="Text_20_body">
      <style:text-properties officeooo:rsid="00154c14" officeooo:paragraph-rsid="0018cdec"/>
    </style:style>
    <style:style style:name="P6" style:family="paragraph" style:parent-style-name="Text_20_body">
      <style:text-properties officeooo:rsid="00162be9" officeooo:paragraph-rsid="00162be9"/>
    </style:style>
    <style:style style:name="P7" style:family="paragraph" style:parent-style-name="Text_20_body">
      <style:text-properties officeooo:rsid="0018cdec" officeooo:paragraph-rsid="001a36f9"/>
    </style:style>
    <style:style style:name="P8" style:family="paragraph" style:parent-style-name="Text_20_body">
      <style:text-properties officeooo:rsid="001aa5fb" officeooo:paragraph-rsid="001aa5fb"/>
    </style:style>
    <style:style style:name="P9" style:family="paragraph" style:parent-style-name="Text_20_body">
      <style:text-properties officeooo:rsid="001c6eec" officeooo:paragraph-rsid="001c6eec"/>
    </style:style>
    <style:style style:name="P10" style:family="paragraph" style:parent-style-name="Text_20_body">
      <style:text-properties officeooo:rsid="001c6eec" officeooo:paragraph-rsid="0029ce3c"/>
    </style:style>
    <style:style style:name="P11" style:family="paragraph" style:parent-style-name="Text_20_body">
      <style:text-properties officeooo:rsid="001c6eec" officeooo:paragraph-rsid="0034e37c"/>
    </style:style>
    <style:style style:name="P12" style:family="paragraph" style:parent-style-name="Text_20_body">
      <style:text-properties officeooo:paragraph-rsid="0034e37c"/>
    </style:style>
    <style:style style:name="P13" style:family="paragraph" style:parent-style-name="Text_20_body" style:list-style-name="L1">
      <style:text-properties officeooo:rsid="001055d8" officeooo:paragraph-rsid="001055d8"/>
    </style:style>
    <style:style style:name="P14" style:family="paragraph" style:parent-style-name="Heading_20_1">
      <style:text-properties officeooo:paragraph-rsid="000fb87d"/>
    </style:style>
    <style:style style:name="T1" style:family="text">
      <style:text-properties officeooo:rsid="00116f0c"/>
    </style:style>
    <style:style style:name="T2" style:family="text">
      <style:text-properties officeooo:rsid="0012910f"/>
    </style:style>
    <style:style style:name="T3" style:family="text">
      <style:text-properties officeooo:rsid="00154c14"/>
    </style:style>
    <style:style style:name="T4" style:family="text">
      <style:text-properties officeooo:rsid="00158c80"/>
    </style:style>
    <style:style style:name="T5" style:family="text">
      <style:text-properties officeooo:rsid="00180919"/>
    </style:style>
    <style:style style:name="T6" style:family="text">
      <style:text-properties officeooo:rsid="001a36f9"/>
    </style:style>
    <style:style style:name="T7" style:family="text">
      <style:text-properties officeooo:rsid="001aa5fb"/>
    </style:style>
    <style:style style:name="T8" style:family="text">
      <style:text-properties officeooo:rsid="001c383e"/>
    </style:style>
    <style:style style:name="T9" style:family="text">
      <style:text-properties officeooo:rsid="001c6eec"/>
    </style:style>
    <style:style style:name="T10" style:family="text">
      <style:text-properties officeooo:rsid="00202792"/>
    </style:style>
    <style:style style:name="T11" style:family="text">
      <style:text-properties officeooo:rsid="00246c61"/>
    </style:style>
    <style:style style:name="T12" style:family="text">
      <style:text-properties officeooo:rsid="002b463a"/>
    </style:style>
    <style:style style:name="T13" style:family="text">
      <style:text-properties officeooo:rsid="0031914b"/>
    </style:style>
    <style:style style:name="T14" style:family="text">
      <style:text-properties officeooo:rsid="00328208"/>
    </style:style>
    <style:style style:name="T15" style:family="text">
      <style:text-properties officeooo:rsid="0032d127"/>
    </style:style>
    <style:style style:name="T16" style:family="text">
      <style:text-properties fo:color="#ff3333" officeooo:rsid="001a36f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inder-Orientierte-Partei</text:p>
      <text:p text:style-name="Text_20_body"/>
      <text:p text:style-name="P1"/>
      <text:h text:style-name="Heading_20_1" text:outline-level="1">Zweckbestimmung</text:h>
      <text:p text:style-name="P1">Die Partei ist ein Vehikel, den <text:span text:style-name="T1">Öffentlichen</text:span> Diskurs auf die relevanten Themen der Gesellschaft zu lenken. <text:span text:style-name="T2">Das relevante Thema, das uns angeht, ist die Zukunft; denn dies ist der Raum, der durch die Gegenwart gestaltbar ist. Das klarste Zeichen der Zukunft sind die Kinder; denn es sind unsere Kinder. Es sind Kinder der Gesellschaft. In ihnen zeichnet sich die Verantwortung am deutlichsten ab. Diese Verantwortlichkeit liegt bei uns, den mündigen Bürgern, als Eltern, Großeltern, …., Erziehern, …. , Politikern. </text:span></text:p>
      <text:p text:style-name="P2">Der Ausgangspunkt soll einfach sein, er soll bei der Frage liegen: <text:span text:style-name="T13">W</text:span>ie kann unsere Gesellschaft aufgebaut und <text:span text:style-name="T13">s</text:span>trukturiert sein, sodass sie unseren Kindern <text:span text:style-name="T7">eine</text:span> <text:span text:style-name="T3">gute Gesellschaft ist. </text:span></text:p>
      <text:p text:style-name="P3">Als gute Gesellschaft möge die Fähigkeit gelten, die unsere Kinder zu wahreren, <text:span text:style-name="T13">k</text:span>lügeren und besseren Menschen <text:span text:style-name="T14">macht,</text:span> als wir es sind. Es ist ein Freude anzuschauen.</text:p>
      <text:p text:style-name="P3">Ausgangspunkt jeden Poltischen Handelns wird so die Frage nach der Zweckhaftigkeit für unser<text:span text:style-name="T14">e</text:span> Kinder. Das ist ein radikaler Wandel der Perspektive; das <text:span text:style-name="T14">E</text:span>infache und <text:span text:style-name="T14">V</text:span>orliegende in den Blick zu nehmen, fällt schwer in der heutigen Zeit. </text:p>
      <text:p text:style-name="P3">Es ist leicht einzusehen und nachzufühlen, das<text:span text:style-name="T14">s</text:span> die durch die Kinder gestiftete Verantwortung ein uns angehende<text:span text:style-name="T10">r</text:span> und bereichernder Teil des Daseins ist.</text:p>
      <text:p text:style-name="P5">Wir folgen hier im ersten Schritt Hans Jonas, <text:span text:style-name="T4">Fürsorge für den Nachwuchs "Hier ist der Archetype alles verantwortlichen Handelns ...[hj 85]". So ist jeder von uns ein Säugling, dessen Bedürftigkeit angenommen und entsprochen, dessen Anspruch auf Leben angenommen und beantwortet wurde. Selbst in den tragischen Schicksalen von Ausgrenzung und Verstoßung sind wir Zeichen dieser Verantwortung, die, wenn nicht von den konkreten Menschen ausgeübt, durch die Institutionen angenommen wird. Hier ist eine einfache und klare Natur des Menschen erkennbar. <text:s/>„Verantwortung im ursprünglichsten und massivsten Sinn folgt aus der Urheberschaft des Seins, an der über die aktuellen Erzeuger hinaus alle beteiligt sind, die der Fortpflanzung durch Nichtwiderruf ihres Fiat im eigen Fall beipflichten, also alle, die sich selber das Leben erlauben“[hj 241]. Das sind wieder wir, die erwachsenen mündigen Bürger. </text:span></text:p>
      <text:p text:style-name="P8">Mit dieser Verantwortung gegenüber unseren Kindern nehmen wir auch die Verantwortung für uns selbst an, denn wir selbst sind das notwendige Hilfsmittel, durch das sich diese Verantwortung realisiert. Wir sind uns selb<text:span text:style-name="T8">s</text:span>t gegenüber <text:span text:style-name="T14">v</text:span>erantwortlich, <text:span text:style-name="T8">weil</text:span> wir <text:span text:style-name="T8">unseren</text:span> Kindern <text:span text:style-name="T8">gegenüber</text:span> verantwortlich sind, und <text:span text:style-name="T8">niemand</text:span> sonst diese Verantwortung <text:span text:style-name="T8">übernehmen</text:span> könnte. Niemand sonst ist <text:span text:style-name="T8">verpflichtet. Eine Politik die sich an den Kindern ausrichtet ist somit immer auch eine Politik die sich an den Menschen ausrichtet.</text:span></text:p>
      <text:p text:style-name="P12"><text:span text:style-name="T7">Aus dem Blickwinkel des „Zweckhaft für die Kinder“ werden sich meisten bisher politisch getroffenen Entscheidungen als gänzlich falsch bis verheerend und katastrophal darstellen. So ist es, wenn die Gegenwart auf Kosten der Zukunft lebt. Nehmen wir diese Haltung der Verantwortung ein, erkennen wir sogleich die absolute Radikalität dieses Denkens; zu weit ist die heutige Politik von einer Verantwortung den Menschen gegenüber entfernt. Es beginnt in der Wirtschaft: „Man muß begreifen, daß die ganze Sphäre der Produktion, der Arbeit und der Produktivkräfte in die </text:span><text:soft-page-break/><text:span text:style-name="T7">Sphäre der &lt;&lt;Konsumtion&gt;&gt; kippt, d.h.</text:span> <text:span text:style-name="T15">i</text:span>n die Sphäre einer allgemeinen Axiomatik, eines codierten<text:line-break/>Zeichenaustauschs, eines durchgängigen Designs des Lebens. ...“ und weiter „Wenn die Produktion<text:line-break/>diese Zirkularität erreicht und sich um sich selbst dreht, verliert sie jede objektive Determination.<text:line-break/>Sie verzaubert sich selbst zu einem Mythos durch ihre eigenen zu Zeichen geronnenen<text:line-break/>Bestimmungen.“ <text:span text:style-name="T12">[J.B. Der symbolische Tausch und der Tod].</text:span> <text:span text:style-name="T9">Eine auf den verantwortlichen Zweck bezogene Wirtschaft ist bedürfnisorientiert; die Bedürfnisse ergeben sich aus unserer Art und Weise, wie wir auf diese Welt bezogen sind. Dies sind die objektiven Zwecke die Wirtschaft begründen können. Das Produzieren von Bedürfnissen, die Basis unsere absatzorientierten Wirtschaft hat keinen Zweck innerhalb dieser Verantwortung. Wir bauen Maschinen nicht, um mehr Güter herstellen zu können. Wir bauen die Maschinen um mehr Zeit zu haben; Zeit die wir unseren Kindern widmen, wie es unsere Verantwortung ist. Da die Verantwortung ein Teil unseres Daseins ist, ist hier auch Lust, und in der Lust auch Befriedigung, echte Befriedigung, wie es der Konsum nicht zu leisten vermag. Es beginnt mit der Werbung und dem Marketing: Eine auf objektive Zwecke bauende Wirtschaft braucht keine Werbung, denn die hergestellten Produkte beziehen sich auf einen vorhandenen Mangel und die zu erfüllenden Zwecke sind einsehbar und universell - für uns Menschen. Auf all die Werbung können wir verzichten, wir brauchen sie nicht. Für jedes Produkt das hergestellt wird, müssen Menschen ihre Lebenszeit opfern, damit dieses Produkt Wirklichkeit wird. Da unsere Lebenszeit endlich ist, ist sie auch wirklich verbraucht. [Wirklich auch ist die Lebenszeit dieser Menschen verbraucht, da sie endlich ist.] Sie kann nicht im Sinne der Verantwortung, also im Umgang mit den Kindern gebraucht werden. Es sind Spaß und Befriedigung, die diesen Menschen so verwehrt werden. Hier ist die radikale Abwendung vom bestehenden Denken und Handeln klar erkennbar. Es ist nicht gut irgendwas zu produzieren und den Bedarf dafür zu wecken, den Produktivitätsgewinn zu benutzen in der gleichen Zeit mehr Produkte zu erzeugen. Gut ist das Gegenteil davon: Den Produktionsgewinn zu benutzen die Zeit zu verkürzen. Zeit ist es, die die Mensch benötigen ihrer Verantwortung gerecht zu werden. All die Werbung, die bedruckten Prospekte, Plakate, die Kampagnen der Agenturen: Wir brauchen die nicht, sie sind überflüssig, denn sie nützen nichts, erfüllen sie keinen Zweck. Hier ist das wahre Spar-Diktat, denn absurd ist die Annahme, Werbung wäre kostenlos oder geschenkt. In den Agenturen Arbeiten Menschen, die Plakate und Prospekte werden verteilt und plakatiert, immer opfern Menschen ihre begrenzte Lebenszeit. </text:span></text:p>
      <text:p text:style-name="P11">So klar es bei der Werbung ist, so klar ist es mit dem Kriegsgerät. Krieg widerspricht dem Lebenszweck und leugnet unsere Verantwortung gegenüber dem Leben. Wir müssen aufhören. Auch hier ist so viel Lebenszeit die unwiederbringlich verloren geht. Die Zeit, die diese Erwachsenen nicht mit den Kindern verbringen, sie ist verloren, für die Kinder und auch für die Erwachsenen. Sie ist verloren für uns alle.</text:p>
      <text:p text:style-name="P10">Die<text:span text:style-name="T11">s alles sind</text:span> Kapriolen des Rationalen - <text:span text:style-name="T11">Die Dialektik der Aufklärung. Diese Rationalität ist auf sich selbst bezogen und nicht mehr auf das Leben, so wird diese übersteigerte Rationalität irrational. <text:s/>„“[dda]. Sie sind das Ergebnis einer Rationalität, die sich abgelöst hat vom Zweck und damit auch von der Welt und den Menschen. An diesen Stellen können uns die Kinder helfen die Welt und die Menschen wieder in den Blick zu nehmen, die Bedürftigkeit zu objektivieren und zu begründen, die Kinder in den Blick genommen, bewahrt uns vor dem Überschlag des Denkens, sogar vor dem popeligen „eigenen Vorteil“. In der Verantwortung für unsere Kinder finden wir eine ähnliche Subjekt-Entlastung wie im Ritus oder im Spiel [frei nach B.C.H]. Denn sie macht uns zum Teil eines größeren Systems, eines „Sorge Systems“. [B.S. Logik der Sorge] <text:s/>Es entsteht ein generativer Vertrag der die Geschichte stiftet, in der wir alle eine Heimat finden: Denn was bleibt sind die bunten Geschichten. <text:s/></text:span></text:p>
      <text:p text:style-name="P9"/>
      <text:p text:style-name="P9"/>
      <text:p text:style-name="P9"><text:soft-page-break/></text:p>
      <text:p text:style-name="P7">Es ist das Leben selbst, das als ein Zweck von uns allen erkannt werden kann. „<text:span text:style-name="T6">In jedem Zweck erklärt sich das Leben für sich selber und gegen das Nichts. Gegen diesen Spruch des Seins für sich selbst gibt es keinen Gegenspruch</text:span>, <text:span text:style-name="T6">da selbst die Verneinung des Seins ein </text:span><text:span text:style-name="T16">Interessent</text:span><text:span text:style-name="T6"> und Zweck verrät“[hj 155]</text:span></text:p>
      <text:p text:style-name="P4"/>
      <text:p text:style-name="P8"/>
      <text:p text:style-name="P4"/>
      <text:p text:style-name="P4"/>
      <text:p text:style-name="P6">Diese Perspektive, nur für einen kurzen Moment in den Blick genommen, zeigt, wie Radikal</text:p>
      <text:p text:style-name="P3"/>
      <text:h text:style-name="P14" text:outline-level="1">Ziele</text:h>
      <text:p text:style-name="P1">Veränderung der Gesellschaftlichen Wertvorstellungen zu einer Bedürfnis Orientierten Wirtschaftsform deren Mittelpunkt das <text:span text:style-name="T5">W</text:span>ohl der uns zur Verantwortung gegeben Kindern ist.</text:p>
      <text:p text:style-name="P1"/>
      <text:list xml:id="list4519046458799129379" text:style-name="L1">
        <text:list-item>
          <text:p text:style-name="P13">Weniger Produktion → weniger Arbeit → mehr zeit für Kinder</text:p>
        </text:list-item>
        <text:list-item>
          <text:p text:style-name="P13">Pazifismus</text:p>
        </text:list-item>
        <text:list-item>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29</meta:editing-cycles>
    <meta:editing-duration>P1DT11H1M15S</meta:editing-duration>
    <dc:date>2015-09-04T12:41:50.322541124</dc:date>
    <dc:creator>Urs Zeidler</dc:creator>
    <meta:document-statistic meta:table-count="0" meta:image-count="0" meta:object-count="0" meta:page-count="3" meta:paragraph-count="19" meta:word-count="1202" meta:character-count="8052" meta:non-whitespace-character-count="6861"/>
    <meta:user-defined meta:name="Info 1"/>
    <meta:user-defined meta:name="Info 2"/>
    <meta:user-defined meta:name="Info 3"/>
    <meta:user-defined meta:name="Info 4"/>
  </office:meta>
</office:document-meta>
</file>